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91.047 +- 9.189 <text:s text:c="5"/>41 <text:s text:c="2"/>+- 1.18 <text:s text:c="5"/>4 nokialumia</text:p>
      <text:p text:style-name="Standard">85.577 +- 9.364 <text:s text:c="5"/>41.5 +- 0.81 <text:s text:c="4"/>20 sonycamunc</text:p>
      <text:p text:style-name="Standard">77.675 +-11.003 <text:s text:c="5"/>42.2 +- 1.08 <text:s text:c="4"/>26 nokiadispos</text:p>
      <text:p text:style-name="Standard">93.113 +-63.985 <text:s text:c="5"/>42.7 +- 6.02 <text:s text:c="4"/>55 iosperneg</text:p>
      <text:p text:style-name="Standard">69.368 +- 7.417 <text:s text:c="5"/>43.7 +- 0.78 <text:s text:c="4"/>41 nokiaperpos</text:p>
      <text:p text:style-name="Standard">55.216 +- 6.042 <text:s text:c="5"/>45.4 +- 1.43 <text:s text:c="4"/>46 nokiaperneg</text:p>
      <text:p text:style-name="Standard">57.376 +- 8.587 <text:s text:c="5"/>46.2 +- 0.87 <text:s text:c="4"/>31 nokiadisneg</text:p>
      <text:p text:style-name="Standard">53.627 +- 5.453 <text:s text:c="5"/>46.4 +- 1.28 <text:s text:c="4"/>11 nokiacampos</text:p>
      <text:p text:style-name="Standard">52.339 +- 6.247 <text:s text:c="5"/>47.5 +- 1.36 <text:s text:c="4"/>51 nokiaperunc</text:p>
      <text:p text:style-name="Standard">51.133 +- 4.414 <text:s text:c="5"/>48.2 +- 1.33 <text:s text:c="4"/>36 nokiadisunc</text:p>
      <text:p text:style-name="Standard">41.705 +- 3.842 <text:s text:c="5"/>50.5 +- 0.81 <text:s text:c="4"/>35 sonydisunc</text:p>
      <text:p text:style-name="Standard">36.49 <text:s/>+-18.355 <text:s text:c="5"/>50.8 +- 2.6 <text:s text:c="5"/>16 nokiacamneg</text:p>
      <text:p text:style-name="Standard"><text:s/>0 <text:s text:c="4"/>+- 0 <text:s text:c="9"/>53.2 +- 1.17 <text:s text:c="4"/>50 sonyperunc</text:p>
      <text:p text:style-name="Standard">20.291 +-20.318 <text:s text:c="5"/>53.3 +- 2.24 <text:s text:c="4"/>21 nokiacamunc</text:p>
      <text:p text:style-name="Standard"><text:s/>0 <text:s text:c="4"/>+- 0 <text:s text:c="9"/>54.4 +- 2.2 <text:s text:c="5"/>45 sonyperneg</text:p>
      <text:p text:style-name="Standard"><text:s/>0 <text:s text:c="4"/>+- 0 <text:s text:c="9"/>54.7 +- 2.1 <text:s text:c="5"/>30 sonydisneg</text:p>
      <text:p text:style-name="Standard"><text:s/>0 <text:s text:c="4"/>+- 0 <text:s text:c="9"/>54.9 +- 1.14 <text:s text:c="4"/>40 sonyperpos</text:p>
      <text:p text:style-name="Standard"><text:s/>0 <text:s text:c="4"/>+- 0 <text:s text:c="9"/>55.7 +- 1.1 <text:s text:c="5"/>15 sonycamneg</text:p>
      <text:p text:style-name="Standard"><text:s/>2.805 +- 8.415 <text:s text:c="5"/>57.4 +- 1.8 <text:s text:c="5"/>57 iosperun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yler Tanner</meta:initial-creator>
    <meta:creation-date>2015-04-03T07:54:02</meta:creation-date>
    <dc:date>2015-04-10T07:49:21</dc:date>
    <dc:creator>Skyler Tanner</dc:creator>
    <meta:editing-duration>P6DT22H54M17S</meta:editing-duration>
    <meta:editing-cycles>1</meta:editing-cycles>
    <meta:generator>OpenOffice.org/3.4.1$Unix OpenOffice.org_project/341m1$Build-9593</meta:generator>
    <meta:document-statistic meta:table-count="0" meta:image-count="0" meta:object-count="0" meta:page-count="1" meta:paragraph-count="19" meta:word-count="148" meta:character-count="976"/>
  </office:meta>
</office:document-meta>
</file>